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4.1516in"/>
    </style:style>
    <style:style style:name="co5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4.0311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9327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7043in" fo:break-before="auto" style:use-optimal-row-height="true"/>
    </style:style>
    <style:style style:name="ro6" style:family="table-row">
      <style:table-row-properties style:row-height="1.1917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2.7571in" fo:break-before="auto" style:use-optimal-row-height="true"/>
    </style:style>
    <style:style style:name="ro11" style:family="table-row">
      <style:table-row-properties style:row-height="3.5445in" fo:break-before="auto" style:use-optimal-row-height="false"/>
    </style:style>
    <style:style style:name="ro12" style:family="table-row">
      <style:table-row-properties style:row-height="1.0047in" fo:break-before="auto" style:use-optimal-row-height="false"/>
    </style:style>
    <style:style style:name="ro1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8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2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1">Added copyof, sameas, and synch </text:span><text:span text:style-name="T1">attribute to att.common.anl in</text:span><text:span text:style-name="T2"> </text:span><text:span text:style-name="T1">19b.1/RNG <text:s/>9/17/09</text:span>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5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5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5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4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10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annot; remove facsimile and annot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table:number-columns-repeated="1019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mods:mods&gt; as replacement for or content of &lt;mei:filedesc&gt; and/or &lt;mei:sourcedesc&gt;?</text:p>
          </table:table-cell>
          <table:table-cell office:value-type="string">
            <text:p>Would allow users to employ/re-use existing MODS to describe the MEI file and/or its sources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authorized values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“regularized form”) is confusing on names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V working on this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</text:p>
          </table:table-cell>
          <table:table-cell table:number-columns-repeated="102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not appropriate</text:p>
          </table:table-cell>
          <table:table-cell table:number-columns-repeated="1020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table:number-columns-repeated="1020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table:number-columns-repeated="1020"/>
        </table:table-row>
        <table:table-row table:style-name="ro11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table:number-columns-repeated="1020"/>
        </table:table-row>
        <table:table-row table:style-name="ro12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table:number-columns-repeated="1020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 table:number-columns-repeated="1020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change datatype of @absolute on &lt;when&gt; to data.ISOTIME</text:p>
          </table:table-cell>
          <table:table-cell table:number-columns-repeated="102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table:number-columns-repeated="1020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table:number-columns-repeated="1020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figured bass revision</text:p>
          </table:table-cell>
          <table:table-cell office:value-type="string">
            <text:p>proposal for figured bass posted on MEI-L 2010-11-15</text:p>
          </table:table-cell>
          <table:table-cell table:number-columns-repeated="1019"/>
        </table:table-row>
        <table:table-row table:style-name="ro13" table:number-rows-repeated="6548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1/19/2010</text:date>, <text:time>11:2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0-11-19T11:23:49.05</dc:date>
    <meta:editing-duration>PT12H58M57S</meta:editing-duration>
    <meta:editing-cycles>46</meta:editing-cycles>
    <meta:generator>OpenOffice.org/3.2$Win32 OpenOffice.org_project/320m12$Build-9483</meta:generator>
    <dc:creator>Perry Roland</dc:creator>
    <meta:document-statistic meta:table-count="3" meta:cell-count="228" meta:object-count="0"/>
  </office:meta>
</office:document-meta>
</file>